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 style:list-style-name="L1"/>
    <style:style style:name="P7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3pt" fo:language="ru" fo:country="RU" style:font-size-asian="13pt" style:font-size-complex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№ 1:</text:p>
      <text:p text:style-name="P3"><text:span text:style-name="T3">С</text:span><text:span text:style-name="T4">бор юз-кейсов по игре (клон Dark Swords)</text:span></text:p>
      <text:p text:style-name="P7">1.<text:span text:style-name="T1">Облик персонажа.</text:span></text:p>
      <text:p text:style-name="Standard"><text:span text:style-name="T1">Персонаж будет иметь на выбор класс и расу, инвентарь, возможность носить броню и бижутерию, находить артефакты и пользоваться ими, передвигаться по карте, открывать локации, сражаться с отрядами (нападать и защищаться) по уровню, возрождаться после смерти, <text:s/>растить свой уровень за счет сражений, увеличивая тем самым свои показатели, такие как урон, носить доспехи по уровню и торговать.</text:span></text:p>
      <text:p text:style-name="Standard"/>
      <text:p text:style-name="Standard">1.Передвижение по карте: </text:p>
      <text:p text:style-name="Standard">а) <text:span text:style-name="T1">прокладывать путь </text:span>от точки до точки <text:span text:style-name="T1">по</text:span> <text:span text:style-name="T1">уже пройденной</text:span> карте; </text:p>
      <text:p text:style-name="Standard">b) <text:span text:style-name="T1">прокладывать путь </text:span>пошагово, <text:span text:style-name="T1">открывая карту</text:span> (<text:span text:style-name="T1">на пути перед «героем» оказывается видимой</text:span> каждая последующая клетка или две <text:span text:style-name="T1">-</text:span> если развилка, чтобы можно было выбирать желаемое направление); </text:p>
      <text:p text:style-name="Standard"><text:span text:style-name="T1">с)</text:span>двигаться можно выбирая направления пути: вперед, назад, влево и <text:span text:style-name="T2">вправо; </text:span></text:p>
      <text:p text:style-name="Standard"><text:span text:style-name="T2">d) передвижение</text:span> невозможно в ту сторону где <text:span text:style-name="T1">нарисованной </text:span>клетки не <text:span text:style-name="T1">существует</text:span></text:p>
      <text:p text:style-name="P7">e)<text:span text:style-name="T1">по</text:span> клику на миникарте <text:span text:style-name="T1">(будет входить в интерфейс) </text:span>открывать карту в отдельном окне, <text:span text:style-name="T1">и</text:span> закрывать по кресту. </text:p>
      <text:p text:style-name="P7"/>
      <text:p text:style-name="Standard">2.Поднимать/выбрасывать предметы:</text:p>
      <text:p text:style-name="Standard"><text:span text:style-name="T1">а) «даблклик» правой кнопкой мыши по вещи </text:span><text:s/>автоматически заносит <text:span text:style-name="T1">выбранную вещь </text:span>в личный инвентарь;</text:p>
      <text:p text:style-name="Standard"><text:s/><text:span text:style-name="T2">b) </text:span>чтобы выбросить предмет нужно зайти в инвентарь <text:span text:style-name="T1">кликнуть на вещь правой кнопкой мыши после чего выскочит дополнительная панель где одной из опций будет «выбросить». Нажав на эту опцию</text:span> предмет <text:span text:style-name="T1">роняется на пол</text:span>;</text:p>
      <text:p text:style-name="Standard"><text:span text:style-name="T1">с) чтобы взять доспехи и личные вещи побежденного врага нужно даблкликнуть на его останки. Появится дополнительное окно с обзором на доспехи и вещи врага и меню действий.</text:span> <text:span text:style-name="T1">Ч</text:span>ерез кнопку "взять всё" - <text:s/>забирается весь инвентарь противника, <text:span text:style-name="T1">чтобы взять вещи выборочно</text:span> выборочно: кликнуть на иконки <text:span text:style-name="T1">в инвентаре </text:span>с желаемыми вещами (отмечая/устанавливая галочку) и после нажатькнопку "взять", после чего вещи переносятся в <text:span text:style-name="T1">личный </text:span>инвентарь героя.</text:p>
      <text:p text:style-name="Standard"/>
      <text:p text:style-name="Standard">3. Поднимать уровень (скилы):</text:p>
      <text:p text:style-name="Standard"><text:span text:style-name="T1">П</text:span>осле набора определенного <text:span text:style-name="T1">количества</text:span> очков (к примеру, 100 из 100) лвл повышается, что <text:span text:style-name="T1">автоматически </text:span>дает возможность носить более крепкие доспехи; </text:p>
      <text:p text:style-name="Standard">повышается скил <text:span text:style-name="T1">героя </text:span>на условное к-во пунктов (будет зависеть от выбранной профессии, знака, расы и т.д), так же <text:span text:style-name="T1">через повышенный лвл </text:span>можно получить доступ к изучению уровневых магических заклинаний <text:span text:style-name="T1">или умений </text:span>в разного рода школах и гильдиях.</text:p>
      <text:p text:style-name="Standard"/>
      <text:p text:style-name="Standard">4.Возрождаться <text:span text:style-name="T1">собственной смерти</text:span> в определенной точке <text:span text:style-name="T1">(клетке):</text:span></text:p>
      <text:p text:style-name="Standard">Будет <text:span text:style-name="T1">существовать </text:span>постоянная "дефолтная" клетка на которую будет возвращаться возрожденный герой вне зависимости от того где его убили, <text:span text:style-name="T1">но </text:span>без инвентаря </text:p>
      <text:p text:style-name="Standard">(единственное<text:span text:style-name="T1"> условие:</text:span> оставлять то, что <text:span text:style-name="T1">на нем было</text:span> надето.) То есть, <text:span text:style-name="T1">если</text:span> <text:span text:style-name="T1">герой </text:span>умер - содержимое инвентаря остается в <text:span text:style-name="T1">той </text:span>локации <text:span text:style-name="T1">и на той клетке </text:span>где <text:span text:style-name="T1">он был </text:span>убит, <text:span text:style-name="T1">но все что было на его теле (это его броня и оружие) появляется на нем вместе с его возрождением.</text:span></text:p>
      <text:p text:style-name="P2"/>
      <text:p text:style-name="Standard">3. Отрисовка пути:</text:p>
      <text:p text:style-name="Standard">Герой начинает путь, постепенно открывая карту которая остается видимой: <text:span text:style-name="T1">с</text:span>тупил на <text:span text:style-name="T1">первую </text:span><text:s/>клетку - <text:s/>открылась/<text:span text:style-name="T1">отрисовалась</text:span> следующая, ступил на нее – <text:span text:style-name="T1">прорисовались, к примеру, </text:span>еще две <text:span text:style-name="T1">-</text:span> одна вверх другая прямо<text:span text:style-name="T1">:</text:span> если выбрал прямо и пошел <text:span text:style-name="T1">по этому пути</text:span>, то верхняя клетка, <text:span text:style-name="T1">будет так же оставаться видимой</text:span>, но дальнейшего пути в ту сторону не видно <text:span text:style-name="T1">не будет,</text:span> пока герой не вернется и не пройдет по нему. </text:p>
      <text:p text:style-name="Standard"><text:soft-page-break/></text:p>
      <text:p text:style-name="Standard">4.Отрисовка всей карты (или отдельной ее локации):</text:p>
      <text:p text:style-name="Standard">После того как герой <text:span text:style-name="T1">открыл локацию или путь пройдя по нему,</text:span> <text:s/><text:span text:style-name="T1">они будут оставаться</text:span> видимым<text:span text:style-name="T1">и</text:span> для него <text:span text:style-name="T1">навсегда</text:span>.</text:p>
      <text:p text:style-name="Standard"/>
      <text:p text:style-name="Standard">5.Отражение на карте предметов: дверей, сундуков (<text:span text:style-name="T1">разных</text:span> вещей); вражеских или нейтральных отрядов:</text:p>
      <text:p text:style-name="P2">Если на клетке будет присутствовать одна или несколько вышеперечисленных сущностей, <text:s/>информация об этом будет высвечиваться в дополнительном окне.</text:p>
      <text:p text:style-name="Standard"><text:span text:style-name="T1">6.О</text:span>трисовка разными цветами клетки в зависимости от типа локации (временно):</text:p>
      <text:p text:style-name="P2">Использовать разный цвет для клеток в локациях с разным типом местности (например: зеленый цвет клеток когда дорога пересекает лес).</text:p>
      <text:list xml:id="list8095084462954077426" text:style-name="L1">
        <text:list-header>
          <text:p text:style-name="P6"/>
        </text:list-header>
      </text:list>
      <text:p text:style-name="Standard">7. Отображение в клетке героя двигающегося по карте:</text:p>
      <text:p text:style-name="Standard">Иконка героя всегда должна отображаться на пути.</text:p>
      <text:p text:style-name="Standard"/>
      <text:p text:style-name="Standard">8.Возможность торговли/обмена вещами:</text:p>
      <text:p text:style-name="Standard"><text:span text:style-name="T1">Будут существовать торговцы и их лавки, реже — одинокие путники. </text:span>Осуществление через кнопку "войти в магазин" или "торговать", <text:span text:style-name="T1">подразумевает наличие денег и/или вещей которые можно продать/купить.</text:span></text:p>
      <text:p text:style-name="Standard"/>
      <text:p text:style-name="Standard">9. Возможность обмена ударами по очереди (сражение):</text:p>
      <text:p text:style-name="Standard">Через двойной клик на иконку противника <text:span text:style-name="T1">начинается бой;</text:span></text:p>
      <text:p text:style-name="Standard">обычно первый удар/действие<text:span text:style-name="T1">(типа красться)</text:span> будет принадлежать тем, кто первый <text:span text:style-name="T1">напал — герой либо агрессивный моб.</text:span></text:p>
      <text:p text:style-name="Standard"/>
      <text:p text:style-name="Standard">10. <text:span text:style-name="T1">Использование</text:span> маги<text:span text:style-name="T1">и</text:span> (урон/проклятия/целительство):</text:p>
      <text:p text:style-name="P2">В бою может использоваться целительство, для «отхила» себя, если такой навык изучен, можно накладывать проклятия на противника или наносить урон с помощью магии если герой маг или изучил магию.</text:p>
      <text:p text:style-name="Standard"/>
      <text:p text:style-name="Standard">11. Возможность поднимать бафф за счет заклинаний, вещей, учителей и т.п.</text:p>
      <text:p text:style-name="Standard">Можно наложить на себя купленное или изученное заклинание или найти особый артефакт повышающий текущий скилл в несколько раз.</text:p>
      <text:p text:style-name="Standard"/>
      <text:p text:style-name="P2">12.Типы и виды брони и одежды.</text:p>
      <text:p text:style-name="P2">Одежда мага будет отличаться от одежды и брони воина внешне и увеличивать разные параметры, к примеру, броня воину будет давать больше защиты, а магу нужно пройти больше левлов чтобы суметь ее надеть, потому ему будет лучше надеть магическую сутану которая будет усиливать его сопротивление к магии или давать процент к отхилу.</text:p>
      <text:p text:style-name="Standard"/>
      <text:p text:style-name="Standard">1<text:span text:style-name="T1">3</text:span>. <text:span text:style-name="T1">В</text:span>изуальное окно в котором отображается уровень и баффы персонажа:</text:p>
      <text:p text:style-name="P4">Окно персонажа<text:span text:style-name="T2"> <text:s/></text:span><text:span text:style-name="T1">в себя включает</text:span>:</text:p>
      <text:p text:style-name="Standard"><text:s/>какая броня на нем надета;</text:p>
      <text:p text:style-name="Standard"><text:span text:style-name="T1"><text:s/></text:span>какой у него текущий уровень и скиллы;</text:p>
      <text:p text:style-name="Standard"><text:s/>какой в наличии инвентарь (а так же текущая грузоподъемность и<text:span text:style-name="T1"> </text:span>заполненость);</text:p>
      <text:p text:style-name="Standard"><text:s/>так же в окно персонажа будет входить опция в виде кнопок, <text:span text:style-name="T1">например:</text:span> поднять/выбросить предмет, <text:s/><text:span text:style-name="T1">усилить предмет через алхимию (нужна будет лаборатория для осуществления этого действия) и т. д.</text:span></text:p>
      <text:p text:style-name="Standard"><text:span text:style-name="T1"/></text:p>
      <text:p text:style-name="Standard"><text:span text:style-name="T1">14.Что прежде всего хотим видеть перед собой при игре (интерфейс):</text:span></text:p>
      <text:p text:style-name="Standard"><text:span text:style-name="T1">Иконку персонада с его текущими параметрами, </text:span></text:p>
      <text:p text:style-name="Standard"><text:soft-page-break/><text:span text:style-name="T1">иконку отряда если такой появляется рядом, с его текущими параметрами,</text:span></text:p>
      <text:p text:style-name="Standard"><text:span text:style-name="T1">Вещи которые можно подобрать,</text:span></text:p>
      <text:p text:style-name="Standard"><text:span text:style-name="T1">Миниатюра карты которую можно разворачивать и сворачивать по своему усмотрению,</text:span></text:p>
      <text:p text:style-name="Standard"><text:span text:style-name="T1">Текстовая панель с сообщениями,</text:span></text:p>
      <text:p text:style-name="Standard"><text:span text:style-name="T1">Панель с дополнительной навигацией, с помощью которой можно будет подробнее узнавать о своем персонаже и управлять <text:s/>им. (например, доступ к инвентарю и его опциям.)</text:span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4M24S</meta:editing-duration>
    <meta:editing-cycles>9</meta:editing-cycles>
    <meta:generator>OpenOffice/4.1.2$Win32 OpenOffice.org_project/412m3$Build-9782</meta:generator>
    <dc:date>2018-02-09T14:42:44.74</dc:date>
    <meta:document-statistic meta:table-count="0" meta:image-count="0" meta:object-count="0" meta:page-count="3" meta:paragraph-count="54" meta:word-count="873" meta:character-count="5996"/>
    <meta:user-defined meta:name="Info 1"/>
    <meta:user-defined meta:name="Info 2"/>
    <meta:user-defined meta:name="Info 3"/>
    <meta:user-defined meta:name="Info 4"/>
  </office:meta>
</office:document-meta>
</file>